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ttributo break negli lb</text:p>
        </text:list-item>
        <text:list-item>
          <text:p text:style-name="P2">da rivedere 4 riga della 2 pagina</text:p>
        </text:list-item>
        <text:list-item>
          <text:p text:style-name="P3">Citazione “Ardisco non ardisco”<text:s/>$</text:p>
        </text:list-item>
        <text:list-item>
          <text:p text:style-name="P4">luglio-agosto → date<text:s/>$</text:p>
        </text:list-item>
        <text:list-item>
          <text:p text:style-name="P5">sistemare le sigle</text:p>
        </text:list-item>
        <text:list-item>
          <text:p text:style-name="P6">glifo pag. 3</text:p>
        </text:list-item>
        <text:list-item>
          <text:p text:style-name="P7">“un partito” alla fine</text:p>
        </text:list-item>
        <text:list-item>
          <text:p text:style-name="P8">I<text:s/>versi sono parte dell’inno italiano<text:s/>$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ulioleonardi2001@gmail.com</dc:creator>
    <meta:creation-date>2023-05-24T18:25:00Z</meta:creation-date>
    <dc:date>2023-05-29T17:22:00Z</dc:date>
    <meta:template xlink:href="Normal.dotm" xlink:type="simple"/>
    <meta:editing-cycles>3</meta:editing-cycles>
    <meta:editing-duration>PT26160S</meta:editing-duration>
    <meta:document-statistic meta:page-count="1" meta:paragraph-count="1" meta:word-count="31" meta:character-count="210" meta:row-count="1" meta:non-whitespace-character-count="180"/>
  </office:meta>
</office:document-meta>
</file>